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b0c89" officeooo:paragraph-rsid="001b0c8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b0c89" officeooo:paragraph-rsid="001b0c89" style:font-style-asian="italic" style:font-weight-asian="bold" style:font-style-complex="italic" style:font-weight-complex="bold"/>
    </style:style>
    <style:style style:name="P4" style:family="paragraph" style:parent-style-name="BSI_5f_CorpoDeTexto">
      <style:text-properties fo:font-size="10pt" fo:font-weight="bold" officeooo:paragraph-rsid="001b0c89" style:font-size-asian="10pt" style:font-weight-asian="bold" style:font-size-complex="10pt" style:font-weight-complex="bold"/>
    </style:style>
    <style:style style:name="P5" style:family="paragraph" style:parent-style-name="BSI_5f_CorpoDeTexto">
      <style:text-properties fo:font-size="10pt" fo:font-weight="bold" officeooo:rsid="030343aa" officeooo:paragraph-rsid="001b0c89" style:font-size-asian="10pt" style:font-weight-asian="bold" style:font-size-complex="10pt" style:font-weight-complex="bold"/>
    </style:style>
    <style:style style:name="P6" style:family="paragraph" style:parent-style-name="BSI_5f_CorpoDeTexto">
      <style:text-properties fo:font-size="10pt" officeooo:paragraph-rsid="001b0c89" style:font-size-asian="10pt" style:font-size-complex="10pt"/>
    </style:style>
    <style:style style:name="P7" style:family="paragraph" style:parent-style-name="BSI_5f_CorpoDeTexto">
      <style:text-properties fo:font-size="10pt" officeooo:rsid="030343aa" officeooo:paragraph-rsid="001b0c89" style:font-size-asian="10pt" style:font-size-complex="10pt"/>
    </style:style>
    <style:style style:name="P8" style:family="paragraph" style:parent-style-name="BSI_5f_CorpoDeTexto">
      <style:text-properties officeooo:rsid="030343aa" officeooo:paragraph-rsid="001b0c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459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officeooo:rsid="001db334"/>
    </style:style>
    <style:style style:name="T5" style:family="text">
      <style:text-properties officeooo:rsid="001ddd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de Requisitos. </text:p>
      <text:p text:style-name="P2"/>
      <text:p text:style-name="P4"/>
      <text:p text:style-name="P4">Domínio em estudo – Sistema de Controle <text:span text:style-name="T2">Produtivo</text:span></text:p>
      <text:p text:style-name="P4">STRQ 1-Cadastro de Usuário</text:p>
      <text:p text:style-name="P6">Descrição: O administrador do sistema deverá fazer o cadastro de usuário de acordo com suas funcionalidades. <text:span text:style-name="T4">O</text:span>s principais usuários a usar este sistema são <text:span text:style-name="T2">os operadores do processo produtivo que serão destinados pelo cliente a utilização do sistema. </text:span></text:p>
      <text:p text:style-name="P4">STRQ 2-Tipo de Usuário</text:p>
      <text:p text:style-name="P6">Descrição: Ao cadastrar o usuário o administrador deve se atentar ao tipo de usuário que está sendo cadastrado, o usuário pode ser comum ou limitado, <text:span text:style-name="T2">um operador de produção e o usuário responsável pelo controle possuirão níveis de acesso diferentes. </text:span></text:p>
      <text:p text:style-name="P4">STRQ 3<text:span text:style-name="T4">-<text:tab/><text:tab/><text:tab/></text:span></text:p>
      <text:p text:style-name="P6">Descrição: </text:p>
      <text:p text:style-name="P4">STRQ 4-</text:p>
      <text:p text:style-name="P6">Descrição: </text:p>
      <text:p text:style-name="P4">STRQ 5-</text:p>
      <text:p text:style-name="P6">Descrição: </text:p>
      <text:p text:style-name="P4">STRQ 6-</text:p>
      <text:p text:style-name="P6">Descrição: </text:p>
      <text:p text:style-name="P4">STRQ 7-</text:p>
      <text:p text:style-name="P7">Descrição: </text:p>
      <text:p text:style-name="P7"><text:span text:style-name="T1">STRQ 8-</text:span></text:p>
      <text:p text:style-name="P7">Descrição<text:span text:style-name="T4">: </text:span></text:p>
      <text:p text:style-name="P5">STRQ 9-</text:p>
      <text:p text:style-name="P7">Descrição: </text:p>
      <text:p text:style-name="P5">STRQ 10– </text:p>
      <text:p text:style-name="P7">Descrição: </text:p>
      <text:p text:style-name="P5">STRQ 11-</text:p>
      <text:p text:style-name="P7">Descrição: </text:p>
      <text:p text:style-name="P5">STRQ 12-</text:p>
      <text:p text:style-name="P7">Descrição: </text:p>
      <text:p text:style-name="P5">STRQ 13-</text:p>
      <text:p text:style-name="P7">Descrição: </text:p>
      <text:p text:style-name="P5">STRQ 14-</text:p>
      <text:p text:style-name="P7">Descrição: </text:p>
      <text:p text:style-name="P5">STRQ 15-</text:p>
      <text:p text:style-name="P7">Descrição: </text:p>
      <text:p text:style-name="P5">STRQ 16- </text:p>
      <text:p text:style-name="P7">Descrição: </text:p>
      <text:p text:style-name="P5">STRQ 17-</text:p>
      <text:p text:style-name="P7">Descrição: </text:p>
      <text:p text:style-name="P7"><text:soft-page-break/><text:span text:style-name="T1">STRQ 18-</text:span></text:p>
      <text:p text:style-name="P7">Descrição: </text:p>
      <text:p text:style-name="P7"><text:span text:style-name="T1">STRQ 19-</text:span></text:p>
      <text:p text:style-name="P7">Descrição: </text:p>
      <text:p text:style-name="P7"><text:span text:style-name="T1">STRQ 20-</text:span></text:p>
      <text:p text:style-name="P7">Descrição: </text:p>
      <text:p text:style-name="P5">STRQ 21-</text:p>
      <text:p text:style-name="P8"><text:span text:style-name="T3">Descrição: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  <style:text-properties officeooo:rsid="0166d4c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9-19T16:23:06.838000000</dc:date>
    <meta:editing-duration>PT22M10S</meta:editing-duration>
    <meta:editing-cycles>10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44" meta:word-count="153" meta:character-count="979" meta:non-whitespace-character-count="842"/>
  </office:meta>
</office:document-meta>
</file>